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5"/>
    <style:style style:name="ce3" style:family="table-cell" style:parent-style-name="Default">
      <style:text-properties style:font-name="Liberation Sans" style:font-name-asian="TakaoPGothic" style:font-name-complex="TakaoPGothic"/>
    </style:style>
    <style:style style:name="ce4" style:family="table-cell" style:parent-style-name="Default" style:data-style-name="N2"/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5"/>
        <table:table-column table:style-name="co1" table:default-cell-style-name="ce4"/>
        <table:table-row table:style-name="ro1" table:number-rows-repeated="4">
          <table:table-cell table:number-columns-repeated="7"/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回</text:p>
          </table:table-cell>
          <table:table-cell office:value-type="string" calcext:value-type="string">
            <text:p>2回</text:p>
          </table:table-cell>
          <table:table-cell office:value-type="string" calcext:value-type="string">
            <text:p>3回</text:p>
          </table:table-cell>
          <table:table-cell office:value-type="string" calcext:value-type="string">
            <text:p>平均[s]</text:p>
          </table:table-cell>
          <table:table-cell table:style-name="Default" office:value-type="string" calcext:value-type="string">
            <text:p>平均[ms]</text:p>
          </table:table-cell>
          <table:table-cell table:number-columns-repeated="7"/>
          <table:table-cell office:value-type="string" calcext:value-type="string">
            <text:p>1回</text:p>
          </table:table-cell>
          <table:table-cell office:value-type="string" calcext:value-type="string">
            <text:p>2回</text:p>
          </table:table-cell>
          <table:table-cell office:value-type="string" calcext:value-type="string">
            <text:p>3回</text:p>
          </table:table-cell>
          <table:table-cell table:style-name="Default" office:value-type="string" calcext:value-type="string">
            <text:p>平均[s]</text:p>
          </table:table-cell>
          <table:table-cell table:style-name="Default" office:value-type="string" calcext:value-type="string">
            <text:p>平均[ms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05717" calcext:value-type="float">
            <text:p>0.005717</text:p>
          </table:table-cell>
          <table:table-cell office:value-type="float" office:value="0.006462" calcext:value-type="float">
            <text:p>0.006462</text:p>
          </table:table-cell>
          <table:table-cell office:value-type="float" office:value="0.0062" calcext:value-type="float">
            <text:p>0.0062</text:p>
          </table:table-cell>
          <table:table-cell table:formula="of:=([.D6]+[.E6]+[.F6])/3" office:value-type="float" office:value="0.00612633333333333" calcext:value-type="float">
            <text:p>0.0061263333</text:p>
          </table:table-cell>
          <table:table-cell table:formula="of:=[.G6]*1000" office:value-type="float" office:value="6.12633333333333" calcext:value-type="float">
            <text:p>6.13</text:p>
          </table:table-cell>
          <table:table-cell/>
          <table:table-cell table:formula="of:=1024*1024" office:value-type="float" office:value="1048576" calcext:value-type="float">
            <text:p>104857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1995" calcext:value-type="float">
            <text:p>0.001995</text:p>
          </table:table-cell>
          <table:table-cell table:formula="of:=([.P6]+[.Q6]+[.R6])/3" office:value-type="float" office:value="0.00197433333333333" calcext:value-type="float">
            <text:p>0.0019743333</text:p>
          </table:table-cell>
          <table:table-cell table:formula="of:=[.S6]*1000" office:value-type="float" office:value="1.97433333333333" calcext:value-type="float">
            <text:p>1.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4077" calcext:value-type="float">
            <text:p>0.004077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.004091" calcext:value-type="float">
            <text:p>0.004091</text:p>
          </table:table-cell>
          <table:table-cell table:formula="of:=([.D7]+[.E7]+[.F7])/3" office:value-type="float" office:value="0.0041" calcext:value-type="float">
            <text:p>0.0041</text:p>
          </table:table-cell>
          <table:table-cell table:formula="of:=[.G7]*1000" office:value-type="float" office:value="4.1" calcext:value-type="float">
            <text:p>4.10</text:p>
          </table:table-cell>
          <table:table-cell/>
          <table:table-cell table:formula="of:=2048*2048" office:value-type="float" office:value="4194304" calcext:value-type="float">
            <text:p>4194304</text:p>
          </table:table-cell>
          <table:table-cell table:number-columns-repeated="4"/>
          <table:table-cell office:value-type="string" calcext:value-type="string">
            <text:p>IFFT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1517" calcext:value-type="float">
            <text:p>0.001517</text:p>
          </table:table-cell>
          <table:table-cell table:formula="of:=([.P7]+[.Q7]+[.R7])/3" office:value-type="float" office:value="0.00141633333333333" calcext:value-type="float">
            <text:p>0.0014163333</text:p>
          </table:table-cell>
          <table:table-cell table:formula="of:=[.S7]*1000" office:value-type="float" office:value="1.41633333333333" calcext:value-type="float">
            <text:p>1.42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2626" calcext:value-type="float">
            <text:p>0.002626</text:p>
          </table:table-cell>
          <table:table-cell office:value-type="float" office:value="0.002285" calcext:value-type="float">
            <text:p>0.002285</text:p>
          </table:table-cell>
          <table:table-cell table:formula="of:=([.D8]+[.E8]+[.F8])/3" office:value-type="float" office:value="0.002193" calcext:value-type="float">
            <text:p>0.002193</text:p>
          </table:table-cell>
          <table:table-cell table:formula="of:=[.G8]*1000" office:value-type="float" office:value="2.193" calcext:value-type="float">
            <text:p>2.19</text:p>
          </table:table-cell>
          <table:table-cell table:number-columns-repeated="5"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237" calcext:value-type="float">
            <text:p>0.001237</text:p>
          </table:table-cell>
          <table:table-cell table:formula="of:=([.P8]+[.Q8]+[.R8])/3" office:value-type="float" office:value="0.00123133333333333" calcext:value-type="float">
            <text:p>0.0012313333</text:p>
          </table:table-cell>
          <table:table-cell table:formula="of:=[.S8]*1000" office:value-type="float" office:value="1.23133333333333" calcext:value-type="float">
            <text:p>1.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1357" calcext:value-type="float">
            <text:p>0.001357</text:p>
          </table:table-cell>
          <table:table-cell table:formula="of:=([.D9]+[.E9]+[.F9])/3" office:value-type="float" office:value="0.001423" calcext:value-type="float">
            <text:p>0.001423</text:p>
          </table:table-cell>
          <table:table-cell table:formula="of:=[.G9]*1000" office:value-type="float" office:value="1.423" calcext:value-type="float">
            <text:p>1.42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000973" calcext:value-type="float">
            <text:p>0.000973</text:p>
          </table:table-cell>
          <table:table-cell table:formula="of:=([.P9]+[.Q9]+[.R9])/3" office:value-type="float" office:value="0.000977333333333333" calcext:value-type="float">
            <text:p>0.0009773333</text:p>
          </table:table-cell>
          <table:table-cell table:formula="of:=[.S9]*1000" office:value-type="float" office:value="0.977333333333333" calcext:value-type="float">
            <text:p>0.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2" office:value-type="float" office:value="0.012929" calcext:value-type="float">
            <text:p>0.012929</text:p>
          </table:table-cell>
          <table:table-cell office:value-type="float" office:value="0.015905" calcext:value-type="float">
            <text:p>0.015905</text:p>
          </table:table-cell>
          <table:table-cell table:formula="of:=([.D10]+[.E10]+[.F10])/3" office:value-type="float" office:value="0.013921" calcext:value-type="float">
            <text:p>0.013921</text:p>
          </table:table-cell>
          <table:table-cell table:formula="of:=[.G10]*1000" office:value-type="float" office:value="13.921" calcext:value-type="float">
            <text:p>13.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0.007195" calcext:value-type="float">
            <text:p>0.007195</text:p>
          </table:table-cell>
          <table:table-cell table:formula="of:=([.P10]+[.Q10]+[.R10])/3" office:value-type="float" office:value="0.00714833333333333" calcext:value-type="float">
            <text:p>0.0071483333</text:p>
          </table:table-cell>
          <table:table-cell table:formula="of:=[.S10]*1000" office:value-type="float" office:value="7.14833333333333" calcext:value-type="float">
            <text:p>7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739" calcext:value-type="float">
            <text:p>0.00739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0.007393" calcext:value-type="float">
            <text:p>0.007393</text:p>
          </table:table-cell>
          <table:table-cell table:formula="of:=([.D11]+[.E11]+[.F11])/3" office:value-type="float" office:value="0.00739333333333333" calcext:value-type="float">
            <text:p>0.0073933333</text:p>
          </table:table-cell>
          <table:table-cell table:formula="of:=[.G11]*1000" office:value-type="float" office:value="7.39333333333333" calcext:value-type="float">
            <text:p>7.39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03885" calcext:value-type="float">
            <text:p>0.003885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3895" calcext:value-type="float">
            <text:p>0.003895</text:p>
          </table:table-cell>
          <table:table-cell table:formula="of:=([.P11]+[.Q11]+[.R11])/3" office:value-type="float" office:value="0.00388433333333333" calcext:value-type="float">
            <text:p>0.0038843333</text:p>
          </table:table-cell>
          <table:table-cell table:formula="of:=[.S11]*1000" office:value-type="float" office:value="3.88433333333333" calcext:value-type="float">
            <text:p>3.88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0.005896" calcext:value-type="float">
            <text:p>0.005896</text:p>
          </table:table-cell>
          <table:table-cell office:value-type="float" office:value="0.004895" calcext:value-type="float">
            <text:p>0.004895</text:p>
          </table:table-cell>
          <table:table-cell table:formula="of:=([.D12]+[.E12]+[.F12])/3" office:value-type="float" office:value="0.00544733333333333" calcext:value-type="float">
            <text:p>0.0054473333</text:p>
          </table:table-cell>
          <table:table-cell table:formula="of:=[.G12]*1000" office:value-type="float" office:value="5.44733333333333" calcext:value-type="float">
            <text:p>5.45</text:p>
          </table:table-cell>
          <table:table-cell table:number-columns-repeated="5"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06573" calcext:value-type="float">
            <text:p>0.006573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635" calcext:value-type="float">
            <text:p>0.006635</text:p>
          </table:table-cell>
          <table:table-cell table:formula="of:=([.P12]+[.Q12]+[.R12])/3" office:value-type="float" office:value="0.00662266666666667" calcext:value-type="float">
            <text:p>0.0066226667</text:p>
          </table:table-cell>
          <table:table-cell table:formula="of:=[.S12]*1000" office:value-type="float" office:value="6.62266666666667" calcext:value-type="float">
            <text:p>6.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02651" calcext:value-type="float">
            <text:p>0.002651</text:p>
          </table:table-cell>
          <table:table-cell table:formula="of:=([.D13]+[.E13]+[.F13])/3" office:value-type="float" office:value="0.00267266666666667" calcext:value-type="float">
            <text:p>0.0026726667</text:p>
          </table:table-cell>
          <table:table-cell table:formula="of:=[.G13]*1000" office:value-type="float" office:value="2.67266666666667" calcext:value-type="float">
            <text:p>2.67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003477" calcext:value-type="float">
            <text:p>0.003477</text:p>
          </table:table-cell>
          <table:table-cell table:formula="of:=([.P13]+[.Q13]+[.R13])/3" office:value-type="float" office:value="0.00350666666666667" calcext:value-type="float">
            <text:p>0.0035066667</text:p>
          </table:table-cell>
          <table:table-cell table:formula="of:=[.S13]*1000" office:value-type="float" office:value="3.50666666666667" calcext:value-type="float">
            <text:p>3.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37719" calcext:value-type="float">
            <text:p>0.037719</text:p>
          </table:table-cell>
          <table:table-cell office:value-type="float" office:value="0.036089" calcext:value-type="float">
            <text:p>0.036089</text:p>
          </table:table-cell>
          <table:table-cell office:value-type="float" office:value="0.03706" calcext:value-type="float">
            <text:p>0.03706</text:p>
          </table:table-cell>
          <table:table-cell table:formula="of:=([.D14]+[.E14]+[.F14])/3" office:value-type="float" office:value="0.036956" calcext:value-type="float">
            <text:p>0.036956</text:p>
          </table:table-cell>
          <table:table-cell table:formula="of:=[.G14]*1000" office:value-type="float" office:value="36.956" calcext:value-type="float">
            <text:p>36.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21127" calcext:value-type="float">
            <text:p>0.021127</text:p>
          </table:table-cell>
          <table:table-cell office:value-type="float" office:value="0.021125" calcext:value-type="float">
            <text:p>0.021125</text:p>
          </table:table-cell>
          <table:table-cell office:value-type="float" office:value="0.021197" calcext:value-type="float">
            <text:p>0.021197</text:p>
          </table:table-cell>
          <table:table-cell table:formula="of:=([.P14]+[.Q14]+[.R14])/3" office:value-type="float" office:value="0.0211496666666667" calcext:value-type="float">
            <text:p>0.0211496667</text:p>
          </table:table-cell>
          <table:table-cell table:formula="of:=[.S14]*1000" office:value-type="float" office:value="21.1496666666667" calcext:value-type="float">
            <text:p>21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25686" calcext:value-type="float">
            <text:p>0.025686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025364" calcext:value-type="float">
            <text:p>0.025364</text:p>
          </table:table-cell>
          <table:table-cell table:formula="of:=([.D15]+[.E15]+[.F15])/3" office:value-type="float" office:value="0.0252163333333333" calcext:value-type="float">
            <text:p>0.0252163333</text:p>
          </table:table-cell>
          <table:table-cell table:formula="of:=[.G15]*1000" office:value-type="float" office:value="25.2163333333333" calcext:value-type="float">
            <text:p>25.22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15301" calcext:value-type="float">
            <text:p>0.015301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0.015363" calcext:value-type="float">
            <text:p>0.015363</text:p>
          </table:table-cell>
          <table:table-cell table:formula="of:=([.P15]+[.Q15]+[.R15])/3" office:value-type="float" office:value="0.0153563333333333" calcext:value-type="float">
            <text:p>0.0153563333</text:p>
          </table:table-cell>
          <table:table-cell table:formula="of:=[.S15]*1000" office:value-type="float" office:value="15.3563333333333" calcext:value-type="float">
            <text:p>15.36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13462" calcext:value-type="float">
            <text:p>0.013462</text:p>
          </table:table-cell>
          <table:table-cell office:value-type="float" office:value="0.014813" calcext:value-type="float">
            <text:p>0.014813</text:p>
          </table:table-cell>
          <table:table-cell office:value-type="float" office:value="0.012828" calcext:value-type="float">
            <text:p>0.012828</text:p>
          </table:table-cell>
          <table:table-cell table:formula="of:=([.D16]+[.E16]+[.F16])/3" office:value-type="float" office:value="0.013701" calcext:value-type="float">
            <text:p>0.013701</text:p>
          </table:table-cell>
          <table:table-cell table:formula="of:=[.G16]*1000" office:value-type="float" office:value="13.701" calcext:value-type="float">
            <text:p>13.70</text:p>
          </table:table-cell>
          <table:table-cell table:number-columns-repeated="5"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22253" calcext:value-type="float">
            <text:p>0.022253</text:p>
          </table:table-cell>
          <table:table-cell office:value-type="float" office:value="0.022247" calcext:value-type="float">
            <text:p>0.022247</text:p>
          </table:table-cell>
          <table:table-cell office:value-type="float" office:value="0.022308" calcext:value-type="float">
            <text:p>0.022308</text:p>
          </table:table-cell>
          <table:table-cell table:formula="of:=([.P16]+[.Q16]+[.R16])/3" office:value-type="float" office:value="0.0222693333333333" calcext:value-type="float">
            <text:p>0.0222693333</text:p>
          </table:table-cell>
          <table:table-cell table:formula="of:=[.S16]*1000" office:value-type="float" office:value="22.2693333333333" calcext:value-type="float">
            <text:p>22.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0.009809" calcext:value-type="float">
            <text:p>0.009809</text:p>
          </table:table-cell>
          <table:table-cell office:value-type="float" office:value="0.009882" calcext:value-type="float">
            <text:p>0.009882</text:p>
          </table:table-cell>
          <table:table-cell table:formula="of:=([.D17]+[.E17]+[.F17])/3" office:value-type="float" office:value="0.00982766666666667" calcext:value-type="float">
            <text:p>0.0098276667</text:p>
          </table:table-cell>
          <table:table-cell table:formula="of:=[.G17]*1000" office:value-type="float" office:value="9.82766666666667" calcext:value-type="float">
            <text:p>9.83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13831" calcext:value-type="float">
            <text:p>0.013831</text:p>
          </table:table-cell>
          <table:table-cell office:value-type="float" office:value="0.015818" calcext:value-type="float">
            <text:p>0.015818</text:p>
          </table:table-cell>
          <table:table-cell office:value-type="float" office:value="0.015782" calcext:value-type="float">
            <text:p>0.015782</text:p>
          </table:table-cell>
          <table:table-cell table:formula="of:=([.P17]+[.Q17]+[.R17])/3" office:value-type="float" office:value="0.0151436666666667" calcext:value-type="float">
            <text:p>0.0151436667</text:p>
          </table:table-cell>
          <table:table-cell table:formula="of:=[.S17]*1000" office:value-type="float" office:value="15.1436666666667" calcext:value-type="float">
            <text:p>15.1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94845" calcext:value-type="float">
            <text:p>0.094845</text:p>
          </table:table-cell>
          <table:table-cell office:value-type="float" office:value="0.093391" calcext:value-type="float">
            <text:p>0.093391</text:p>
          </table:table-cell>
          <table:table-cell office:value-type="float" office:value="0.093727" calcext:value-type="float">
            <text:p>0.093727</text:p>
          </table:table-cell>
          <table:table-cell table:formula="of:=([.D18]+[.E18]+[.F18])/3" office:value-type="float" office:value="0.0939876666666667" calcext:value-type="float">
            <text:p>0.0939876667</text:p>
          </table:table-cell>
          <table:table-cell table:formula="of:=[.G18]*1000" office:value-type="float" office:value="93.9876666666667" calcext:value-type="float">
            <text:p>93.99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062373" calcext:value-type="float">
            <text:p>0.062373</text:p>
          </table:table-cell>
          <table:table-cell office:value-type="float" office:value="0.062265" calcext:value-type="float">
            <text:p>0.062265</text:p>
          </table:table-cell>
          <table:table-cell office:value-type="float" office:value="0.062434" calcext:value-type="float">
            <text:p>0.062434</text:p>
          </table:table-cell>
          <table:table-cell table:formula="of:=([.P18]+[.Q18]+[.R18])/3" office:value-type="float" office:value="0.0623573333333333" calcext:value-type="float">
            <text:p>0.0623573333</text:p>
          </table:table-cell>
          <table:table-cell table:formula="of:=[.S18]*1000" office:value-type="float" office:value="62.3573333333333" calcext:value-type="float">
            <text:p>62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76291" calcext:value-type="float">
            <text:p>0.076291</text:p>
          </table:table-cell>
          <table:table-cell office:value-type="float" office:value="0.072724" calcext:value-type="float">
            <text:p>0.072724</text:p>
          </table:table-cell>
          <table:table-cell office:value-type="float" office:value="0.073869" calcext:value-type="float">
            <text:p>0.073869</text:p>
          </table:table-cell>
          <table:table-cell table:formula="of:=([.D19]+[.E19]+[.F19])/3" office:value-type="float" office:value="0.0742946666666667" calcext:value-type="float">
            <text:p>0.0742946667</text:p>
          </table:table-cell>
          <table:table-cell table:formula="of:=[.G19]*1000" office:value-type="float" office:value="74.2946666666667" calcext:value-type="float">
            <text:p>74.29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51446" calcext:value-type="float">
            <text:p>0.051446</text:p>
          </table:table-cell>
          <table:table-cell office:value-type="float" office:value="0.05177" calcext:value-type="float">
            <text:p>0.05177</text:p>
          </table:table-cell>
          <table:table-cell office:value-type="float" office:value="0.049455" calcext:value-type="float">
            <text:p>0.049455</text:p>
          </table:table-cell>
          <table:table-cell table:formula="of:=([.P19]+[.Q19]+[.R19])/3" office:value-type="float" office:value="0.0508903333333333" calcext:value-type="float">
            <text:p>0.0508903333</text:p>
          </table:table-cell>
          <table:table-cell table:formula="of:=[.S19]*1000" office:value-type="float" office:value="50.8903333333333" calcext:value-type="float">
            <text:p>50.89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5018" calcext:value-type="float">
            <text:p>0.05018</text:p>
          </table:table-cell>
          <table:table-cell office:value-type="float" office:value="0.049175" calcext:value-type="float">
            <text:p>0.049175</text:p>
          </table:table-cell>
          <table:table-cell office:value-type="float" office:value="0.048011" calcext:value-type="float">
            <text:p>0.048011</text:p>
          </table:table-cell>
          <table:table-cell table:formula="of:=([.D20]+[.E20]+[.F20])/3" office:value-type="float" office:value="0.049122" calcext:value-type="float">
            <text:p>0.049122</text:p>
          </table:table-cell>
          <table:table-cell table:formula="of:=[.G20]*1000" office:value-type="float" office:value="49.122" calcext:value-type="float">
            <text:p>49.12</text:p>
          </table:table-cell>
          <table:table-cell table:number-columns-repeated="5"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077666" calcext:value-type="float">
            <text:p>0.077666</text:p>
          </table:table-cell>
          <table:table-cell office:value-type="float" office:value="0.07792" calcext:value-type="float">
            <text:p>0.07792</text:p>
          </table:table-cell>
          <table:table-cell office:value-type="float" office:value="0.07822" calcext:value-type="float">
            <text:p>0.07822</text:p>
          </table:table-cell>
          <table:table-cell table:formula="of:=([.P20]+[.Q20]+[.R20])/3" office:value-type="float" office:value="0.0779353333333333" calcext:value-type="float">
            <text:p>0.0779353333</text:p>
          </table:table-cell>
          <table:table-cell table:formula="of:=[.S20]*1000" office:value-type="float" office:value="77.9353333333333" calcext:value-type="float">
            <text:p>77.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038575" calcext:value-type="float">
            <text:p>0.038575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39515" calcext:value-type="float">
            <text:p>0.039515</text:p>
          </table:table-cell>
          <table:table-cell table:formula="of:=([.D21]+[.E21]+[.F21])/3" office:value-type="float" office:value="0.0397" calcext:value-type="float">
            <text:p>0.0397</text:p>
          </table:table-cell>
          <table:table-cell table:formula="of:=[.G21]*1000" office:value-type="float" office:value="39.7" calcext:value-type="float">
            <text:p>39.70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061276" calcext:value-type="float">
            <text:p>0.061276</text:p>
          </table:table-cell>
          <table:table-cell office:value-type="float" office:value="0.061421" calcext:value-type="float">
            <text:p>0.061421</text:p>
          </table:table-cell>
          <table:table-cell office:value-type="float" office:value="0.061717" calcext:value-type="float">
            <text:p>0.061717</text:p>
          </table:table-cell>
          <table:table-cell table:formula="of:=([.P21]+[.Q21]+[.R21])/3" office:value-type="float" office:value="0.0614713333333333" calcext:value-type="float">
            <text:p>0.0614713333</text:p>
          </table:table-cell>
          <table:table-cell table:formula="of:=[.S21]*1000" office:value-type="float" office:value="61.4713333333333" calcext:value-type="float">
            <text:p>61.4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338203" calcext:value-type="float">
            <text:p>0.338203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.345808" calcext:value-type="float">
            <text:p>0.345808</text:p>
          </table:table-cell>
          <table:table-cell table:formula="of:=([.D22]+[.E22]+[.F22])/3" office:value-type="float" office:value="0.343662" calcext:value-type="float">
            <text:p>0.343662</text:p>
          </table:table-cell>
          <table:table-cell table:formula="of:=[.G22]*1000" office:value-type="float" office:value="343.662" calcext:value-type="float">
            <text:p>343.66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0.456804" calcext:value-type="float">
            <text:p>0.456804</text:p>
          </table:table-cell>
          <table:table-cell office:value-type="float" office:value="0.457632" calcext:value-type="float">
            <text:p>0.457632</text:p>
          </table:table-cell>
          <table:table-cell office:value-type="float" office:value="0.428016" calcext:value-type="float">
            <text:p>0.428016</text:p>
          </table:table-cell>
          <table:table-cell table:formula="of:=([.P22]+[.Q22]+[.R22])/3" office:value-type="float" office:value="0.447484" calcext:value-type="float">
            <text:p>0.447484</text:p>
          </table:table-cell>
          <table:table-cell table:formula="of:=[.S22]*1000" office:value-type="float" office:value="447.484" calcext:value-type="float">
            <text:p>447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365011" calcext:value-type="float">
            <text:p>0.365011</text:p>
          </table:table-cell>
          <table:table-cell office:value-type="float" office:value="0.37099" calcext:value-type="float">
            <text:p>0.37099</text:p>
          </table:table-cell>
          <table:table-cell office:value-type="float" office:value="0.390104" calcext:value-type="float">
            <text:p>0.390104</text:p>
          </table:table-cell>
          <table:table-cell table:formula="of:=([.D23]+[.E23]+[.F23])/3" office:value-type="float" office:value="0.375368333333333" calcext:value-type="float">
            <text:p>0.3753683333</text:p>
          </table:table-cell>
          <table:table-cell table:formula="of:=[.G23]*1000" office:value-type="float" office:value="375.368333333333" calcext:value-type="float">
            <text:p>375.37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447328" calcext:value-type="float">
            <text:p>0.447328</text:p>
          </table:table-cell>
          <table:table-cell office:value-type="float" office:value="0.451118" calcext:value-type="float">
            <text:p>0.451118</text:p>
          </table:table-cell>
          <table:table-cell office:value-type="float" office:value="0.433308" calcext:value-type="float">
            <text:p>0.433308</text:p>
          </table:table-cell>
          <table:table-cell table:formula="of:=([.P23]+[.Q23]+[.R23])/3" office:value-type="float" office:value="0.443918" calcext:value-type="float">
            <text:p>0.443918</text:p>
          </table:table-cell>
          <table:table-cell table:formula="of:=[.S23]*1000" office:value-type="float" office:value="443.918" calcext:value-type="float">
            <text:p>443.92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528098" calcext:value-type="float">
            <text:p>0.528098</text:p>
          </table:table-cell>
          <table:table-cell office:value-type="float" office:value="0.552682" calcext:value-type="float">
            <text:p>0.552682</text:p>
          </table:table-cell>
          <table:table-cell office:value-type="float" office:value="0.562645" calcext:value-type="float">
            <text:p>0.562645</text:p>
          </table:table-cell>
          <table:table-cell table:formula="of:=([.D24]+[.E24]+[.F24])/3" office:value-type="float" office:value="0.547808333333333" calcext:value-type="float">
            <text:p>0.5478083333</text:p>
          </table:table-cell>
          <table:table-cell table:formula="of:=[.G24]*1000" office:value-type="float" office:value="547.808333333333" calcext:value-type="float">
            <text:p>547.81</text:p>
          </table:table-cell>
          <table:table-cell table:number-columns-repeated="5"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0.535188" calcext:value-type="float">
            <text:p>0.535188</text:p>
          </table:table-cell>
          <table:table-cell office:value-type="float" office:value="0.531687" calcext:value-type="float">
            <text:p>0.531687</text:p>
          </table:table-cell>
          <table:table-cell office:value-type="float" office:value="0.487992" calcext:value-type="float">
            <text:p>0.487992</text:p>
          </table:table-cell>
          <table:table-cell table:formula="of:=([.P24]+[.Q24]+[.R24])/3" office:value-type="float" office:value="0.518289" calcext:value-type="float">
            <text:p>0.518289</text:p>
          </table:table-cell>
          <table:table-cell table:formula="of:=[.S24]*1000" office:value-type="float" office:value="518.289" calcext:value-type="float">
            <text:p>518.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0.539312" calcext:value-type="float">
            <text:p>0.539312</text:p>
          </table:table-cell>
          <table:table-cell office:value-type="float" office:value="0.556772" calcext:value-type="float">
            <text:p>0.556772</text:p>
          </table:table-cell>
          <table:table-cell office:value-type="float" office:value="0.579952" calcext:value-type="float">
            <text:p>0.579952</text:p>
          </table:table-cell>
          <table:table-cell table:formula="of:=([.D25]+[.E25]+[.F25])/3" office:value-type="float" office:value="0.558678666666667" calcext:value-type="float">
            <text:p>0.5586786667</text:p>
          </table:table-cell>
          <table:table-cell table:formula="of:=[.G25]*1000" office:value-type="float" office:value="558.678666666667" calcext:value-type="float">
            <text:p>558.68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0.47444" calcext:value-type="float">
            <text:p>0.47444</text:p>
          </table:table-cell>
          <table:table-cell office:value-type="float" office:value="0.504844" calcext:value-type="float">
            <text:p>0.504844</text:p>
          </table:table-cell>
          <table:table-cell office:value-type="float" office:value="0.468128" calcext:value-type="float">
            <text:p>0.468128</text:p>
          </table:table-cell>
          <table:table-cell table:formula="of:=([.P25]+[.Q25]+[.R25])/3" office:value-type="float" office:value="0.482470666666667" calcext:value-type="float">
            <text:p>0.4824706667</text:p>
          </table:table-cell>
          <table:table-cell table:formula="of:=[.S25]*1000" office:value-type="float" office:value="482.470666666667" calcext:value-type="float">
            <text:p>482.4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1.31592" calcext:value-type="float">
            <text:p>1.31592</text:p>
          </table:table-cell>
          <table:table-cell office:value-type="float" office:value="1.318307" calcext:value-type="float">
            <text:p>1.318307</text:p>
          </table:table-cell>
          <table:table-cell office:value-type="float" office:value="1.31969" calcext:value-type="float">
            <text:p>1.31969</text:p>
          </table:table-cell>
          <table:table-cell table:formula="of:=([.D26]+[.E26]+[.F26])/3" office:value-type="float" office:value="1.31797233333333" calcext:value-type="float">
            <text:p>1.3179723333</text:p>
          </table:table-cell>
          <table:table-cell table:formula="of:=[.G26]*1000" office:value-type="float" office:value="1317.97233333333" calcext:value-type="float">
            <text:p>1,317.97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2.63446" calcext:value-type="float">
            <text:p>2.63446</text:p>
          </table:table-cell>
          <table:table-cell office:value-type="float" office:value="2.735985" calcext:value-type="float">
            <text:p>2.735985</text:p>
          </table:table-cell>
          <table:table-cell office:value-type="float" office:value="2.553679" calcext:value-type="float">
            <text:p>2.553679</text:p>
          </table:table-cell>
          <table:table-cell table:formula="of:=([.P26]+[.Q26]+[.R26])/3" office:value-type="float" office:value="2.64137466666667" calcext:value-type="float">
            <text:p>2.6413746667</text:p>
          </table:table-cell>
          <table:table-cell table:formula="of:=[.S26]*1000" office:value-type="float" office:value="2641.37466666667" calcext:value-type="float">
            <text:p>2641.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1.384051" calcext:value-type="float">
            <text:p>1.384051</text:p>
          </table:table-cell>
          <table:table-cell office:value-type="float" office:value="1.687748" calcext:value-type="float">
            <text:p>1.687748</text:p>
          </table:table-cell>
          <table:table-cell office:value-type="float" office:value="1.559894" calcext:value-type="float">
            <text:p>1.559894</text:p>
          </table:table-cell>
          <table:table-cell table:formula="of:=([.D27]+[.E27]+[.F27])/3" office:value-type="float" office:value="1.54389766666667" calcext:value-type="float">
            <text:p>1.5438976667</text:p>
          </table:table-cell>
          <table:table-cell table:formula="of:=[.G27]*1000" office:value-type="float" office:value="1543.89766666667" calcext:value-type="float">
            <text:p>1,543.90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2.645434" calcext:value-type="float">
            <text:p>2.645434</text:p>
          </table:table-cell>
          <table:table-cell office:value-type="float" office:value="2.625762" calcext:value-type="float">
            <text:p>2.625762</text:p>
          </table:table-cell>
          <table:table-cell office:value-type="float" office:value="2.581096" calcext:value-type="float">
            <text:p>2.581096</text:p>
          </table:table-cell>
          <table:table-cell table:formula="of:=([.P27]+[.Q27]+[.R27])/3" office:value-type="float" office:value="2.61743066666667" calcext:value-type="float">
            <text:p>2.6174306667</text:p>
          </table:table-cell>
          <table:table-cell table:formula="of:=[.S27]*1000" office:value-type="float" office:value="2617.43066666667" calcext:value-type="float">
            <text:p>2617.43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2.147441" calcext:value-type="float">
            <text:p>2.147441</text:p>
          </table:table-cell>
          <table:table-cell office:value-type="float" office:value="2.136427" calcext:value-type="float">
            <text:p>2.136427</text:p>
          </table:table-cell>
          <table:table-cell office:value-type="float" office:value="2.232633" calcext:value-type="float">
            <text:p>2.232633</text:p>
          </table:table-cell>
          <table:table-cell table:formula="of:=([.D28]+[.E28]+[.F28])/3" office:value-type="float" office:value="2.172167" calcext:value-type="float">
            <text:p>2.172167</text:p>
          </table:table-cell>
          <table:table-cell table:formula="of:=[.G28]*1000" office:value-type="float" office:value="2172.167" calcext:value-type="float">
            <text:p>2,172.17</text:p>
          </table:table-cell>
          <table:table-cell table:number-columns-repeated="5"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2.28677" calcext:value-type="float">
            <text:p>2.28677</text:p>
          </table:table-cell>
          <table:table-cell office:value-type="float" office:value="2.270337" calcext:value-type="float">
            <text:p>2.270337</text:p>
          </table:table-cell>
          <table:table-cell office:value-type="float" office:value="2.25322" calcext:value-type="float">
            <text:p>2.25322</text:p>
          </table:table-cell>
          <table:table-cell table:formula="of:=([.P28]+[.Q28]+[.R28])/3" office:value-type="float" office:value="2.270109" calcext:value-type="float">
            <text:p>2.270109</text:p>
          </table:table-cell>
          <table:table-cell table:formula="of:=[.S28]*1000" office:value-type="float" office:value="2270.109" calcext:value-type="float">
            <text:p>227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2.130414" calcext:value-type="float">
            <text:p>2.130414</text:p>
          </table:table-cell>
          <table:table-cell office:value-type="float" office:value="2.239275" calcext:value-type="float">
            <text:p>2.239275</text:p>
          </table:table-cell>
          <table:table-cell office:value-type="float" office:value="2.192597" calcext:value-type="float">
            <text:p>2.192597</text:p>
          </table:table-cell>
          <table:table-cell table:formula="of:=([.D29]+[.E29]+[.F29])/3" office:value-type="float" office:value="2.18742866666667" calcext:value-type="float">
            <text:p>2.1874286667</text:p>
          </table:table-cell>
          <table:table-cell table:formula="of:=[.G29]*1000" office:value-type="float" office:value="2187.42866666667" calcext:value-type="float">
            <text:p>2,187.43</text:p>
          </table:table-cell>
          <table:table-cell table:number-columns-repeated="6"/>
          <table:table-cell office:value-type="string" calcext:value-type="string">
            <text:p>IFFT</text:p>
          </table:table-cell>
          <table:table-cell office:value-type="float" office:value="2.325928" calcext:value-type="float">
            <text:p>2.325928</text:p>
          </table:table-cell>
          <table:table-cell office:value-type="float" office:value="2.283715" calcext:value-type="float">
            <text:p>2.283715</text:p>
          </table:table-cell>
          <table:table-cell office:value-type="float" office:value="2.267516" calcext:value-type="float">
            <text:p>2.267516</text:p>
          </table:table-cell>
          <table:table-cell table:formula="of:=([.P29]+[.Q29]+[.R29])/3" office:value-type="float" office:value="2.29238633333333" calcext:value-type="float">
            <text:p>2.2923863333</text:p>
          </table:table-cell>
          <table:table-cell table:formula="of:=[.S29]*1000" office:value-type="float" office:value="2292.38633333333" calcext:value-type="float">
            <text:p>2292.39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4"/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office:value-type="string" calcext:value-type="string">
            <text:p>1d</text:p>
          </table:table-cell>
          <table:table-cell table:style-name="Default"/>
          <table:table-cell office:value-type="string" calcext:value-type="string">
            <text:p>2d</text:p>
          </table:table-cell>
          <table:table-cell table:number-columns-repeated="7"/>
          <table:table-cell office:value-type="string" calcext:value-type="string">
            <text:p>1d</text:p>
          </table:table-cell>
          <table:table-cell/>
          <table:table-cell table:style-name="Default" office:value-type="string" calcext:value-type="string">
            <text:p>2d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/>
          <table:table-cell office:value-type="string" calcext:value-type="string">
            <text:p>データ数N</text:p>
          </table:table-cell>
          <table:table-cell office:value-type="string" calcext:value-type="string">
            <text:p>log2(N)</text:p>
          </table:table-cell>
          <table:table-cell office:value-type="string" calcext:value-type="string">
            <text:p>時間[ms](順）</text:p>
          </table:table-cell>
          <table:table-cell table:style-name="ce3" office:value-type="string" calcext:value-type="string">
            <text:p>時間[ms](逆）</text:p>
          </table:table-cell>
          <table:table-cell office:value-type="string" calcext:value-type="string">
            <text:p>時間[ms](順）</text:p>
          </table:table-cell>
          <table:table-cell table:style-name="ce3" office:value-type="string" calcext:value-type="string">
            <text:p>時間[ms](逆）</text:p>
          </table:table-cell>
          <table:table-cell table:number-columns-repeated="4"/>
          <table:table-cell office:value-type="string" calcext:value-type="string">
            <text:p>データ数N</text:p>
          </table:table-cell>
          <table:table-cell office:value-type="string" calcext:value-type="string">
            <text:p>log2(N)</text:p>
          </table:table-cell>
          <table:table-cell office:value-type="string" calcext:value-type="string">
            <text:p>時間[ms](順）</text:p>
          </table:table-cell>
          <table:table-cell table:style-name="ce3" office:value-type="string" calcext:value-type="string">
            <text:p>時間[ms](逆）</text:p>
          </table:table-cell>
          <table:table-cell table:style-name="Default" office:value-type="string" calcext:value-type="string">
            <text:p>時間[ms](順）</text:p>
          </table:table-cell>
          <table:table-cell table:style-name="ce3" office:value-type="string" calcext:value-type="string">
            <text:p>時間[ms](逆）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128" calcext:value-type="float">
            <text:p>128</text:p>
          </table:table-cell>
          <table:table-cell table:formula="of:=128*128" office:value-type="float" office:value="16384" calcext:value-type="float">
            <text:p>16384</text:p>
          </table:table-cell>
          <table:table-cell table:formula="of:=LOG([.E33];2)" office:value-type="float" office:value="14" calcext:value-type="float">
            <text:p>14</text:p>
          </table:table-cell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4.1" calcext:value-type="float">
            <text:p>4.10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.42" calcext:value-type="float">
            <text:p>1.4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N33]*[.N33]" office:value-type="float" office:value="16384" calcext:value-type="float">
            <text:p>16384</text:p>
          </table:table-cell>
          <table:table-cell table:formula="of:=LOG([.O33];2)" office:value-type="float" office:value="14" calcext:value-type="float">
            <text:p>14</text:p>
          </table:table-cell>
          <table:table-cell office:value-type="float" office:value="1.97" calcext:value-type="float">
            <text:p>1.97</text:p>
          </table:table-cell>
          <table:table-cell office:value-type="float" office:value="4.42" calcext:value-type="float">
            <text:p>4.42</text:p>
          </table:table-cell>
          <table:table-cell table:style-name="Default" office:value-type="float" office:value="1.23" calcext:value-type="float">
            <text:p>1.2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24*2048</text:p>
          </table:table-cell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256" calcext:value-type="float">
            <text:p>256</text:p>
          </table:table-cell>
          <table:table-cell table:formula="of:=256*256" office:value-type="float" office:value="65536" calcext:value-type="float">
            <text:p>65536</text:p>
          </table:table-cell>
          <table:table-cell table:formula="of:=LOG([.E34];2)" office:value-type="float" office:value="16" calcext:value-type="float">
            <text:p>16</text:p>
          </table:table-cell>
          <table:table-cell table:style-name="ce1" office:value-type="float" office:value="13.92" calcext:value-type="float">
            <text:p>13.92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[.N34]*[.N34]" office:value-type="float" office:value="65536" calcext:value-type="float">
            <text:p>65536</text:p>
          </table:table-cell>
          <table:table-cell table:formula="of:=LOG([.O34];2)" office:value-type="float" office:value="16" calcext:value-type="float">
            <text:p>16</text:p>
          </table:table-cell>
          <table:table-cell office:value-type="float" office:value="7.15" calcext:value-type="float">
            <text:p>7.15</text:p>
          </table:table-cell>
          <table:table-cell office:value-type="float" office:value="3.88" calcext:value-type="float">
            <text:p>3.88</text:p>
          </table:table-cell>
          <table:table-cell table:style-name="Default" office:value-type="float" office:value="6.62" calcext:value-type="float">
            <text:p>6.62</text:p>
          </table:table-cell>
          <table:table-cell table:style-name="Default" office:value-type="float" office:value="3.51" calcext:value-type="float">
            <text:p>3.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512" calcext:value-type="float">
            <text:p>512</text:p>
          </table:table-cell>
          <table:table-cell table:formula="of:=512*512" office:value-type="float" office:value="262144" calcext:value-type="float">
            <text:p>262144</text:p>
          </table:table-cell>
          <table:table-cell table:formula="of:=LOG([.E35];2)" office:value-type="float" office:value="18" calcext:value-type="float">
            <text:p>18</text:p>
          </table:table-cell>
          <table:table-cell table:style-name="ce1" office:value-type="float" office:value="36.96" calcext:value-type="float">
            <text:p>36.96</text:p>
          </table:table-cell>
          <table:table-cell table:style-name="ce1" office:value-type="float" office:value="25.22" calcext:value-type="float">
            <text:p>25.22</text:p>
          </table:table-cell>
          <table:table-cell table:style-name="ce1" office:value-type="float" office:value="13.7" calcext:value-type="float">
            <text:p>13.70</text:p>
          </table:table-cell>
          <table:table-cell table:style-name="ce1" office:value-type="float" office:value="9.83" calcext:value-type="float">
            <text:p>9.83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formula="of:=[.N35]*[.N35]" office:value-type="float" office:value="262144" calcext:value-type="float">
            <text:p>262144</text:p>
          </table:table-cell>
          <table:table-cell table:formula="of:=LOG([.O35];2)" office:value-type="float" office:value="18" calcext:value-type="float">
            <text:p>18</text:p>
          </table:table-cell>
          <table:table-cell office:value-type="float" office:value="21.15" calcext:value-type="float">
            <text:p>21.15</text:p>
          </table:table-cell>
          <table:table-cell office:value-type="float" office:value="15.36" calcext:value-type="float">
            <text:p>15.36</text:p>
          </table:table-cell>
          <table:table-cell table:style-name="Default" office:value-type="float" office:value="22.27" calcext:value-type="float">
            <text:p>22.27</text:p>
          </table:table-cell>
          <table:table-cell table:style-name="Default" office:value-type="float" office:value="15.14" calcext:value-type="float">
            <text:p>15.14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office:value-type="float" office:value="1024" calcext:value-type="float">
            <text:p>1024</text:p>
          </table:table-cell>
          <table:table-cell table:formula="of:=1024*1024" office:value-type="float" office:value="1048576" calcext:value-type="float">
            <text:p>1048576</text:p>
          </table:table-cell>
          <table:table-cell table:formula="of:=LOG([.E36];2)" office:value-type="float" office:value="20" calcext:value-type="float">
            <text:p>20</text:p>
          </table:table-cell>
          <table:table-cell table:style-name="ce1" office:value-type="float" office:value="93.99" calcext:value-type="float">
            <text:p>93.99</text:p>
          </table:table-cell>
          <table:table-cell table:style-name="ce1" office:value-type="float" office:value="74.29" calcext:value-type="float">
            <text:p>74.29</text:p>
          </table:table-cell>
          <table:table-cell table:style-name="ce1" office:value-type="float" office:value="49.12" calcext:value-type="float">
            <text:p>49.12</text:p>
          </table:table-cell>
          <table:table-cell table:style-name="ce1" office:value-type="float" office:value="39.7" calcext:value-type="float">
            <text:p>39.70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[.N36]*[.N36]" office:value-type="float" office:value="1048576" calcext:value-type="float">
            <text:p>1048576</text:p>
          </table:table-cell>
          <table:table-cell table:formula="of:=LOG([.O36];2)" office:value-type="float" office:value="20" calcext:value-type="float">
            <text:p>20</text:p>
          </table:table-cell>
          <table:table-cell office:value-type="float" office:value="62.36" calcext:value-type="float">
            <text:p>62.36</text:p>
          </table:table-cell>
          <table:table-cell office:value-type="float" office:value="50.89" calcext:value-type="float">
            <text:p>50.89</text:p>
          </table:table-cell>
          <table:table-cell table:style-name="Default" office:value-type="float" office:value="77.94" calcext:value-type="float">
            <text:p>77.94</text:p>
          </table:table-cell>
          <table:table-cell table:style-name="Default" office:value-type="float" office:value="61.47" calcext:value-type="float">
            <text:p>61.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office:value-type="float" office:value="2048" calcext:value-type="float">
            <text:p>2048</text:p>
          </table:table-cell>
          <table:table-cell table:formula="of:=2048*2048" office:value-type="float" office:value="4194304" calcext:value-type="float">
            <text:p>4194304</text:p>
          </table:table-cell>
          <table:table-cell table:formula="of:=LOG([.E37];2)" office:value-type="float" office:value="22" calcext:value-type="float">
            <text:p>22</text:p>
          </table:table-cell>
          <table:table-cell table:style-name="ce1" office:value-type="float" office:value="343.66" calcext:value-type="float">
            <text:p>343.66</text:p>
          </table:table-cell>
          <table:table-cell table:style-name="ce1" office:value-type="float" office:value="375.37" calcext:value-type="float">
            <text:p>375.37</text:p>
          </table:table-cell>
          <table:table-cell table:style-name="ce1" office:value-type="float" office:value="547.81" calcext:value-type="float">
            <text:p>547.81</text:p>
          </table:table-cell>
          <table:table-cell table:style-name="ce1" office:value-type="float" office:value="558.68" calcext:value-type="float">
            <text:p>558.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formula="of:=[.N37]*[.N37]" office:value-type="float" office:value="4194304" calcext:value-type="float">
            <text:p>4194304</text:p>
          </table:table-cell>
          <table:table-cell table:formula="of:=LOG([.O37];2)" office:value-type="float" office:value="22" calcext:value-type="float">
            <text:p>22</text:p>
          </table:table-cell>
          <table:table-cell office:value-type="float" office:value="447.48" calcext:value-type="float">
            <text:p>447.48</text:p>
          </table:table-cell>
          <table:table-cell office:value-type="float" office:value="443.92" calcext:value-type="float">
            <text:p>443.92</text:p>
          </table:table-cell>
          <table:table-cell table:style-name="Default" office:value-type="float" office:value="518.29" calcext:value-type="float">
            <text:p>518.29</text:p>
          </table:table-cell>
          <table:table-cell table:style-name="Default" office:value-type="float" office:value="482.47" calcext:value-type="float">
            <text:p>482.47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office:value-type="float" office:value="4096" calcext:value-type="float">
            <text:p>4096</text:p>
          </table:table-cell>
          <table:table-cell table:formula="of:=4096*4096" office:value-type="float" office:value="16777216" calcext:value-type="float">
            <text:p>16777216</text:p>
          </table:table-cell>
          <table:table-cell table:formula="of:=LOG([.E38];2)" office:value-type="float" office:value="24" calcext:value-type="float">
            <text:p>24</text:p>
          </table:table-cell>
          <table:table-cell table:style-name="ce1" office:value-type="float" office:value="1317.97" calcext:value-type="float">
            <text:p>1,317.97</text:p>
          </table:table-cell>
          <table:table-cell table:style-name="ce1" office:value-type="float" office:value="1543.9" calcext:value-type="float">
            <text:p>1,543.90</text:p>
          </table:table-cell>
          <table:table-cell table:style-name="ce1" office:value-type="float" office:value="2172.17" calcext:value-type="float">
            <text:p>2,172.17</text:p>
          </table:table-cell>
          <table:table-cell table:style-name="ce1" office:value-type="float" office:value="2187.43" calcext:value-type="float">
            <text:p>2,187.43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formula="of:=[.N38]*[.N38]" office:value-type="float" office:value="16777216" calcext:value-type="float">
            <text:p>16777216</text:p>
          </table:table-cell>
          <table:table-cell table:formula="of:=LOG([.O38];2)" office:value-type="float" office:value="24" calcext:value-type="float">
            <text:p>24</text:p>
          </table:table-cell>
          <table:table-cell office:value-type="float" office:value="2641.37" calcext:value-type="float">
            <text:p>2641.37</text:p>
          </table:table-cell>
          <table:table-cell office:value-type="float" office:value="2617.43" calcext:value-type="float">
            <text:p>2617.43</text:p>
          </table:table-cell>
          <table:table-cell table:style-name="Default" office:value-type="float" office:value="2270.11" calcext:value-type="float">
            <text:p>2270.11</text:p>
          </table:table-cell>
          <table:table-cell table:style-name="Default" office:value-type="float" office:value="2292.39" calcext:value-type="float">
            <text:p>2292.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4"/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table:number-columns-repeated="3"/>
          <table:table-cell office:value-type="string" calcext:value-type="string">
            <text:p>log10</text:p>
          </table:table-cell>
          <table:table-cell table:style-name="Default"/>
          <table:table-cell table:number-columns-repeated="8"/>
          <table:table-cell office:value-type="string" calcext:value-type="string">
            <text:p>log10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table:style-name="ce1" table:formula="of:=LOG([.G33];10)" office:value-type="float" office:value="0.787460474518415" calcext:value-type="float">
            <text:p>0.79</text:p>
          </table:table-cell>
          <table:table-cell table:style-name="ce1" table:formula="of:=LOG([.H33];10)" office:value-type="float" office:value="0.612783856719735" calcext:value-type="float">
            <text:p>0.61</text:p>
          </table:table-cell>
          <table:table-cell table:style-name="ce1" table:formula="of:=LOG([.I33];10)" office:value-type="float" office:value="0.340444114840118" calcext:value-type="float">
            <text:p>0.34</text:p>
          </table:table-cell>
          <table:table-cell table:style-name="ce1" table:formula="of:=LOG([.J33];10)" office:value-type="float" office:value="0.152288344383056" calcext:value-type="float">
            <text:p>0.15</text:p>
          </table:table-cell>
          <table:table-cell table:number-columns-repeated="6"/>
          <table:table-cell table:style-name="ce4" table:formula="of:=LOG([.Q33];10)" office:value-type="float" office:value="0.294466226161593" calcext:value-type="float">
            <text:p>0.29</text:p>
          </table:table-cell>
          <table:table-cell table:style-name="ce4" table:formula="of:=LOG([.R33];10)" office:value-type="float" office:value="0.645422269349092" calcext:value-type="float">
            <text:p>0.65</text:p>
          </table:table-cell>
          <table:table-cell table:style-name="ce4" table:formula="of:=LOG([.S33];10)" office:value-type="float" office:value="0.0899051114393979" calcext:value-type="float">
            <text:p>0.09</text:p>
          </table:table-cell>
          <table:table-cell table:formula="of:=LOG([.T33];10)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3"/>
          <table:table-cell table:style-name="ce1" table:formula="of:=LOG([.G34];10)" office:value-type="float" office:value="1.14363923527454" calcext:value-type="float">
            <text:p>1.14</text:p>
          </table:table-cell>
          <table:table-cell table:style-name="ce1" table:formula="of:=LOG([.H34];10)" office:value-type="float" office:value="0.868644438394826" calcext:value-type="float">
            <text:p>0.87</text:p>
          </table:table-cell>
          <table:table-cell table:style-name="ce1" table:formula="of:=LOG([.I34];10)" office:value-type="float" office:value="0.736396502276642" calcext:value-type="float">
            <text:p>0.74</text:p>
          </table:table-cell>
          <table:table-cell table:style-name="ce1" table:formula="of:=LOG([.J34];10)" office:value-type="float" office:value="0.426511261364575" calcext:value-type="float">
            <text:p>0.43</text:p>
          </table:table-cell>
          <table:table-cell table:number-columns-repeated="6"/>
          <table:table-cell table:style-name="ce4" table:formula="of:=LOG([.Q34];10)" office:value-type="float" office:value="0.854306041801081" calcext:value-type="float">
            <text:p>0.85</text:p>
          </table:table-cell>
          <table:table-cell table:style-name="ce4" table:formula="of:=LOG([.R34];10)" office:value-type="float" office:value="0.588831725594207" calcext:value-type="float">
            <text:p>0.59</text:p>
          </table:table-cell>
          <table:table-cell table:style-name="ce4" table:formula="of:=LOG([.S34];10)" office:value-type="float" office:value="0.8208579894397" calcext:value-type="float">
            <text:p>0.82</text:p>
          </table:table-cell>
          <table:table-cell table:formula="of:=LOG([.T34];10)" office:value-type="float" office:value="0.545307116465824" calcext:value-type="float">
            <text:p>0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table:style-name="ce1" table:formula="of:=LOG([.G35];10)" office:value-type="float" office:value="1.56773196254807" calcext:value-type="float">
            <text:p>1.57</text:p>
          </table:table-cell>
          <table:table-cell table:style-name="ce1" table:formula="of:=LOG([.H35];10)" office:value-type="float" office:value="1.40174508223706" calcext:value-type="float">
            <text:p>1.40</text:p>
          </table:table-cell>
          <table:table-cell table:style-name="ce1" table:formula="of:=LOG([.I35];10)" office:value-type="float" office:value="1.13672056715641" calcext:value-type="float">
            <text:p>1.14</text:p>
          </table:table-cell>
          <table:table-cell table:style-name="ce1" table:formula="of:=LOG([.J35];10)" office:value-type="float" office:value="0.992553517832135" calcext:value-type="float">
            <text:p>0.99</text:p>
          </table:table-cell>
          <table:table-cell table:number-columns-repeated="6"/>
          <table:table-cell table:style-name="ce4" table:formula="of:=LOG([.Q35];10)" office:value-type="float" office:value="1.32531037171106" calcext:value-type="float">
            <text:p>1.33</text:p>
          </table:table-cell>
          <table:table-cell table:style-name="ce4" table:formula="of:=LOG([.R35];10)" office:value-type="float" office:value="1.18639121569549" calcext:value-type="float">
            <text:p>1.19</text:p>
          </table:table-cell>
          <table:table-cell table:style-name="ce4" table:formula="of:=LOG([.S35];10)" office:value-type="float" office:value="1.34772021703404" calcext:value-type="float">
            <text:p>1.35</text:p>
          </table:table-cell>
          <table:table-cell table:formula="of:=LOG([.T35];10)" office:value-type="float" office:value="1.18012587516405" calcext:value-type="float">
            <text:p>1.18</text:p>
          </table:table-cell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FFT</text:p>
          </table:table-cell>
          <table:table-cell table:number-columns-repeated="3"/>
          <table:table-cell table:style-name="ce1" table:formula="of:=LOG([.G36];10)" office:value-type="float" office:value="1.97308164960137" calcext:value-type="float">
            <text:p>1.97</text:p>
          </table:table-cell>
          <table:table-cell table:style-name="ce1" table:formula="of:=LOG([.H36];10)" office:value-type="float" office:value="1.8709303583487" calcext:value-type="float">
            <text:p>1.87</text:p>
          </table:table-cell>
          <table:table-cell table:style-name="ce1" table:formula="of:=LOG([.I36];10)" office:value-type="float" office:value="1.69125835813311" calcext:value-type="float">
            <text:p>1.69</text:p>
          </table:table-cell>
          <table:table-cell table:style-name="ce1" table:formula="of:=LOG([.J36];10)" office:value-type="float" office:value="1.59879050676312" calcext:value-type="float">
            <text:p>1.60</text:p>
          </table:table-cell>
          <table:table-cell table:number-columns-repeated="6"/>
          <table:table-cell table:style-name="ce4" table:formula="of:=LOG([.Q36];10)" office:value-type="float" office:value="1.7949061065168" calcext:value-type="float">
            <text:p>1.79</text:p>
          </table:table-cell>
          <table:table-cell table:style-name="ce4" table:formula="of:=LOG([.R36];10)" office:value-type="float" office:value="1.70663245087329" calcext:value-type="float">
            <text:p>1.71</text:p>
          </table:table-cell>
          <table:table-cell table:style-name="ce4" table:formula="of:=LOG([.S36];10)" office:value-type="float" office:value="1.89176040145667" calcext:value-type="float">
            <text:p>1.89</text:p>
          </table:table-cell>
          <table:table-cell table:formula="of:=LOG([.T36];10)" office:value-type="float" office:value="1.78866321312086" calcext:value-type="float">
            <text:p>1.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3"/>
          <table:table-cell table:style-name="ce1" table:formula="of:=LOG([.G37];10)" office:value-type="float" office:value="2.53612898575892" calcext:value-type="float">
            <text:p>2.54</text:p>
          </table:table-cell>
          <table:table-cell table:style-name="ce1" table:formula="of:=LOG([.H37];10)" office:value-type="float" office:value="2.57445956036023" calcext:value-type="float">
            <text:p>2.57</text:p>
          </table:table-cell>
          <table:table-cell table:style-name="ce1" table:formula="of:=LOG([.I37];10)" office:value-type="float" office:value="2.73862995582079" calcext:value-type="float">
            <text:p>2.74</text:p>
          </table:table-cell>
          <table:table-cell table:style-name="ce1" table:formula="of:=LOG([.J37];10)" office:value-type="float" office:value="2.74716312447434" calcext:value-type="float">
            <text:p>2.75</text:p>
          </table:table-cell>
          <table:table-cell table:number-columns-repeated="6"/>
          <table:table-cell table:style-name="ce4" table:formula="of:=LOG([.Q37];10)" office:value-type="float" office:value="2.65077362940893" calcext:value-type="float">
            <text:p>2.65</text:p>
          </table:table-cell>
          <table:table-cell table:style-name="ce4" table:formula="of:=LOG([.R37];10)" office:value-type="float" office:value="2.64730471180611" calcext:value-type="float">
            <text:p>2.65</text:p>
          </table:table-cell>
          <table:table-cell table:style-name="ce4" table:formula="of:=LOG([.S37];10)" office:value-type="float" office:value="2.71457282954816" calcext:value-type="float">
            <text:p>2.71</text:p>
          </table:table-cell>
          <table:table-cell table:formula="of:=LOG([.T37];10)" office:value-type="float" office:value="2.6834703140746" calcext:value-type="float">
            <text:p>2.68</text:p>
          </table:table-cell>
        </table:table-row>
        <table:table-row table:style-name="ro1">
          <table:table-cell/>
          <table:table-cell office:value-type="string" calcext:value-type="string">
            <text:p>１ｄ</text:p>
          </table:table-cell>
          <table:table-cell office:value-type="string" calcext:value-type="string">
            <text:p>FFT</text:p>
          </table:table-cell>
          <table:table-cell table:number-columns-repeated="3"/>
          <table:table-cell table:style-name="ce1" table:formula="of:=LOG([.G38];10)" office:value-type="float" office:value="3.11990552483861" calcext:value-type="float">
            <text:p>3.12</text:p>
          </table:table-cell>
          <table:table-cell table:style-name="ce1" table:formula="of:=LOG([.H38];10)" office:value-type="float" office:value="3.18861916720785" calcext:value-type="float">
            <text:p>3.19</text:p>
          </table:table-cell>
          <table:table-cell table:style-name="ce1" table:formula="of:=LOG([.I38];10)" office:value-type="float" office:value="3.33689381132785" calcext:value-type="float">
            <text:p>3.34</text:p>
          </table:table-cell>
          <table:table-cell table:style-name="ce1" table:formula="of:=LOG([.J38];10)" office:value-type="float" office:value="3.33993416404857" calcext:value-type="float">
            <text:p>3.34</text:p>
          </table:table-cell>
          <table:table-cell table:number-columns-repeated="6"/>
          <table:table-cell table:style-name="ce4" table:formula="of:=LOG([.Q38];10)" office:value-type="float" office:value="3.42182924092795" calcext:value-type="float">
            <text:p>3.42</text:p>
          </table:table-cell>
          <table:table-cell table:style-name="ce4" table:formula="of:=LOG([.R38];10)" office:value-type="float" office:value="3.41787507582548" calcext:value-type="float">
            <text:p>3.42</text:p>
          </table:table-cell>
          <table:table-cell table:style-name="ce4" table:formula="of:=LOG([.S38];10)" office:value-type="float" office:value="3.35604690179029" calcext:value-type="float">
            <text:p>3.36</text:p>
          </table:table-cell>
          <table:table-cell table:formula="of:=LOG([.T38];10)" office:value-type="float" office:value="3.36028850528462" calcext:value-type="float">
            <text:p>3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FT</text:p>
          </table:table-cell>
          <table:table-cell table:number-columns-repeated="4"/>
          <table:table-cell table:style-name="Default"/>
          <table:table-cell table:number-columns-repeated="10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 style:data-style-name="N2" text:time-value="15:30:10.85126625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13:32.622378166</meta:creation-date>
    <dc:date>2017-12-04T16:20:22.222964036</dc:date>
    <meta:editing-duration>PT23M33S</meta:editing-duration>
    <meta:editing-cycles>2</meta:editing-cycles>
    <meta:generator>LibreOffice/5.1.6.2$Linux_X86_64 LibreOffice_project/10m0$Build-2</meta:generator>
    <meta:document-statistic meta:table-count="1" meta:cell-count="515" meta:object-count="0"/>
  </office:meta>
</office:document-meta>
</file>